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bernateTransactionManagerLookup.getTransactionIdentifier( Transaction 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ransactionManagerLookup.HibernateTransactionManagerLoo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ransactionManagerLookup.getUserTransac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ransactionManagerLookup.getTransactionManager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